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start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writing-mode="lr-tb"/>
      <style:text-properties style:font-name="Arial" style:font-name-complex="Arial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Heading_20_3">
      <style:paragraph-properties fo:text-align="start" style:justify-single-word="false" style:writing-mode="lr-tb"/>
    </style:style>
    <style:style style:name="P5" style:family="paragraph" style:parent-style-name="Text_20_body" style:list-style-name="WW8Num2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6" style:family="paragraph" style:parent-style-name="Text_20_body" style:list-style-name="WW8Num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7" style:family="paragraph" style:parent-style-name="Text_20_body" style:list-style-name="">
      <style:paragraph-properties fo:margin-left="1.251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style:font-name-complex="Arial"/>
    </style:style>
    <style:style style:name="P8" style:family="paragraph" style:parent-style-name="Heading_20_3" style:list-styl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writing-mode="lr-tb"/>
    </style:style>
    <style:style style:name="P9" style:family="paragraph" style:parent-style-name="Text_20_body" style:list-style-name="WW8Num3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0" style:family="paragraph" style:parent-style-name="Text_20_body" style:list-style-name="WW8Num3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1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12" style:family="paragraph" style:parent-style-name="Text_20_body" style:list-style-name="WW8Num4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3" style:family="paragraph" style:parent-style-name="Text_20_body" style:list-style-name="WW8Num4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4" style:family="paragraph" style:parent-style-name="Text_20_body" style:list-style-name="WW8Num4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15" style:family="paragraph" style:parent-style-name="Text_20_body" style:list-style-name="">
      <style:paragraph-properties fo:margin-left="1.251cm" fo:margin-right="0cm" fo:text-align="start" style:justify-single-word="false" fo:text-indent="0cm" style:auto-text-indent="false" style:writing-mode="lr-tb"/>
      <style:text-properties style:font-name="Arial" style:font-name-complex="Arial"/>
    </style:style>
    <style:style style:name="P16" style:family="paragraph" style:parent-style-name="Text_20_body" style:list-style-name="WW8Num5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17" style:family="paragraph" style:parent-style-name="Text_20_body" style:list-style-name="WW8Num5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18" style:family="paragraph" style:parent-style-name="Text_20_body" style:list-style-name="WW8Num6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9" style:family="paragraph" style:parent-style-name="Text_20_body" style:list-style-name="WW8Num6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0" style:family="paragraph" style:parent-style-name="Standard">
      <style:paragraph-properties fo:line-height="115%" fo:text-align="start" style:justify-single-word="false" style:writing-mode="lr-tb"/>
    </style:style>
    <style:style style:name="P21" style:family="paragraph" style:parent-style-name="Standard">
      <style:paragraph-properties fo:line-height="115%" fo:text-align="start" style:justify-single-word="false" style:writing-mode="lr-tb"/>
      <style:text-properties style:font-name="Arial" fo:font-weight="normal" style:font-weight-asian="normal" style:font-name-complex="Arial" style:font-weight-complex="normal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3pt" style:font-size-asian="13pt" style:font-name-complex="Arial" style:font-size-complex="13pt"/>
    </style:style>
    <style:style style:name="T4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Joe Szolcek</text:span></text:span><text:span text:style-name="Strong_20_Emphasis"><text:span text:style-name="T2"><text:line-break/></text:span></text:span><text:span text:style-name="Strong_20_Emphasis"><text:span text:style-name="T3">07568423785</text:span></text:span></text:p>
      <text:p text:style-name="P1"><text:a xlink:type="simple" xlink:href="mailto:mercuraii@hotmail.com" text:style-name="Internet_20_link" text:visited-style-name="Visited_20_Internet_20_Link"><text:span text:style-name="Internet_20_link"><text:span text:style-name="T4">j</text:span></text:span></text:a><text:span text:style-name="Internet_20_link"><text:span text:style-name="T4">szolcek@yahoo.com</text:span></text:span></text:p>
      <text:p text:style-name="P1"><text:a xlink:type="simple" xlink:href="http://www.linkedin.com/in/joe-szolcek/" text:style-name="Internet_20_link" text:visited-style-name="Visited_20_Internet_20_Link"><text:span text:style-name="Internet_20_link"><text:span text:style-name="T4">linkedin.com/in/joe-szolcek</text:span></text:span></text:a><text:span text:style-name="Strong_20_Emphasis"><text:span text:style-name="T3"> </text:span></text:span></text:p>
      <text:p text:style-name="P2"/>
      <text:p text:style-name="P3"><text:span text:style-name="Strong_20_Emphasis"><text:span text:style-name="T1">Professional Summary</text:span></text:span><text:span text:style-name="T2"><text:line-break/>Aspiring IT technician with both CompTIA A+ and Network+ certifications, and several years of customer service. Strong foundation in hardware, software, Office 365, networking fundamentals, troubleshooting, and IT infrastructure support. </text:span></text:p>
      <text:h text:style-name="P4" text:outline-level="3"><text:span text:style-name="Strong_20_Emphasis"><text:span text:style-name="T5">Certifications &amp; Training</text:span></text:span><text:span text:style-name="T5"/></text:h>
      <text:list text:style-name="WW8Num2">
        <text:list-item>
          <text:p text:style-name="P5" loext:marker-style-name="T2"><text:span text:style-name="Strong_20_Emphasis"><text:span text:style-name="T2">CompTIA Network+ | 2025</text:span></text:span><text:span text:style-name="T2"> </text:span></text:p>
        </text:list-item>
        <text:list-item>
          <text:p text:style-name="P5" loext:marker-style-name="T5"><text:span text:style-name="Strong_20_Emphasis"><text:span text:style-name="T2">CompTIA A+ | 2024</text:span></text:span><text:span text:style-name="T2"> </text:span></text:p>
        </text:list-item>
        <text:list-item>
          <text:p text:style-name="P6" loext:marker-style-name="T2"><text:span text:style-name="Strong_20_Emphasis"><text:span text:style-name="T5">Microsoft Azure Fundamentals (AZ-900) |</text:span></text:span><text:span text:style-name="Strong_20_Emphasis"><text:span text:style-name="T2"> </text:span></text:span><text:span text:style-name="Strong_20_Emphasis"><text:span text:style-name="T5">2025</text:span></text:span></text:p>
        </text:list-item>
        <text:list-item>
          <text:p text:style-name="P6" loext:marker-style-name="T2"><text:span text:style-name="Strong_20_Emphasis"><text:span text:style-name="T2">ITIL4 – </text:span></text:span><text:span text:style-name="Strong_20_Emphasis"><text:span text:style-name="T6">self studied</text:span></text:span></text:p>
        </text:list-item>
        <text:list-item>
          <text:p text:style-name="P5" loext:marker-style-name="T5"><text:span text:style-name="Strong_20_Emphasis"><text:span text:style-name="T2">Virtualised Home Lab:</text:span></text:span><text:span text:style-name="T2"> Hands-on experience configuring and managing </text:span><text:span text:style-name="Strong_20_Emphasis"><text:span text:style-name="T6">Windows Server 2022, networking, Active Directory, pfSense, and troubleshooting scenarios</text:span></text:span><text:span text:style-name="T6">.</text:span></text:p>
        </text:list-item>
        <text:list-item>
          <text:p text:style-name="P5" loext:marker-style-name="T2"><text:span text:style-name="T5">CS50 (Harvard): I</text:span><text:span text:style-name="T2">ntroduction to Computer Science course.</text:span></text:p>
        </text:list-item>
        <text:list-item>
          <text:p text:style-name="P6" loext:marker-style-name="T5"><text:span text:style-name="Strong_20_Emphasis"><text:span text:style-name="T2">Custom PC Building:</text:span></text:span><text:span text:style-name="T2"> Built and upgraded multiple home PC systems.</text:span></text:p>
        </text:list-item>
        <text:list-item>
          <text:p text:style-name="P5" loext:marker-style-name="T2"><text:span text:style-name="Strong_20_Emphasis"><text:span text:style-name="T5">A Levels:</text:span></text:span><text:span text:style-name="Strong_20_Emphasis"><text:span text:style-name="T6"> Biology (B), Psychology (C), Economics (C) </text:span></text:span></text:p>
        </text:list-item>
      </text:list>
      <text:p text:style-name="P7"/>
      <text:h text:style-name="P8" text:outline-level="3"><text:span text:style-name="Strong_20_Emphasis"><text:span text:style-name="T5">Skills and Experience</text:span></text:span><text:span text:style-name="T5"/></text:h>
      <text:list text:style-name="WW8Num3">
        <text:list-item>
          <text:p text:style-name="P9" loext:marker-style-name="T5"><text:span text:style-name="Strong_20_Emphasis"><text:span text:style-name="T2">Network Troubleshooting &amp; Support:</text:span></text:span><text:span text:style-name="T2"> Experience diagnosing and resolving network </text:span><text:span text:style-name="Strong_20_Emphasis"><text:span text:style-name="T6">connectivity issues, TCP/IP, DHCP, VLANs, and routing/switching</text:span></text:span><text:span text:style-name="T6">. </text:span></text:p>
        </text:list-item>
        <text:list-item>
          <text:p text:style-name="P9" loext:marker-style-name="T2"><text:span text:style-name="T5">Customer Support &amp; Service:</text:span><text:span text:style-name="T6"> Several years experience providing customer support in a law firm handling client queries and liaising with other government bodies and other companies.</text:span></text:p>
        </text:list-item>
        <text:list-item>
          <text:p text:style-name="P9" loext:marker-style-name="T2"><text:span text:style-name="Strong_20_Emphasis"><text:span text:style-name="T2">Infrastructure &amp; Configuration:</text:span></text:span><text:span text:style-name="T2"> Understanding of </text:span><text:span text:style-name="Strong_20_Emphasis"><text:span text:style-name="T6">Active Directory, user management, virtualisation</text:span></text:span><text:span text:style-name="T2"> (Proxmox, VirtualBox homelab setups), and</text:span><text:span text:style-name="T6"> </text:span><text:span text:style-name="Strong_20_Emphasis"><text:span text:style-name="T6">hardware maintenance and upgrades (from GPUs to MFDs)</text:span></text:span><text:span text:style-name="T6">. </text:span></text:p>
        </text:list-item>
        <text:list-item>
          <text:p text:style-name="P9" loext:marker-style-name="T2"><text:span text:style-name="Strong_20_Emphasis"><text:span text:style-name="T2">IT Security &amp; Firewalls:</text:span></text:span><text:span text:style-name="T2"> Knowledge of</text:span><text:span text:style-name="T6"> </text:span><text:span text:style-name="Strong_20_Emphasis"><text:span text:style-name="T6">VPNs, firewalls, and network security best practices</text:span></text:span><text:span text:style-name="T6">. </text:span></text:p>
        </text:list-item>
        <text:list-item>
          <text:p text:style-name="P9" loext:marker-style-name="T2"><text:span text:style-name="Strong_20_Emphasis"><text:span text:style-name="T2">Monitoring &amp; Documentation:</text:span></text:span><text:span text:style-name="T2"> Exposure to</text:span><text:span text:style-name="T6"> </text:span><text:span text:style-name="Strong_20_Emphasis"><text:span text:style-name="T6">network monitoring tools</text:span></text:span><text:span text:style-name="T6">,</text:span><text:span text:style-name="T5"> </text:span><text:span text:style-name="T2">ticketing systems, and creating IT documentation. </text:span></text:p>
        </text:list-item>
        <text:list-item>
          <text:p text:style-name="P9" loext:marker-style-name="T2"><text:span text:style-name="Strong_20_Emphasis"><text:span text:style-name="T2">Scripting &amp; Automation:</text:span></text:span><text:span text:style-name="T2"> Interest in </text:span><text:span text:style-name="Strong_20_Emphasis"><text:span text:style-name="T6">learning scripting</text:span></text:span><text:span text:style-name="T6"> fo</text:span><text:span text:style-name="T2">r automation and efficiency improvements. </text:span></text:p>
        </text:list-item>
        <text:list-item>
          <text:p text:style-name="P10" loext:marker-style-name="T2"><text:span text:style-name="Strong_20_Emphasis"><text:span text:style-name="T2">Collaboration &amp; Problem-Solving:</text:span></text:span><text:span text:style-name="T2"> Strong analytical skills, proactive mindset, and experience working in</text:span><text:span text:style-name="T6"> </text:span><text:span text:style-name="Strong_20_Emphasis"><text:span text:style-name="T6">team environments</text:span></text:span><text:span text:style-name="T6">.</text:span></text:p>
        </text:list-item>
        <text:list-item>
          <text:p text:style-name="P10" loext:marker-style-name="T2"><text:span text:style-name="Strong_20_Emphasis"><text:span text:style-name="T2">Web Development:</text:span></text:span><text:span text:style-name="T5"> </text:span><text:span text:style-name="T6">Developed basic websites using HTML, CSS, and JavaScript. </text:span><text:span text:style-name="T7">(</text:span><text:span text:style-name="Strong_20_Emphasis"><text:span text:style-name="T7">Including this one!)</text:span></text:span></text:p>
        </text:list-item>
        <text:list-item>
          <text:p text:style-name="P10" loext:marker-style-name="T5"><text:soft-page-break/><text:span text:style-name="Strong_20_Emphasis"><text:span text:style-name="T2">Graphic Design:</text:span></text:span><text:span text:style-name="T6"> Crafted logos in Photoshop tailored to enhance brand identity and leave a memorable impact.</text:span></text:p>
        </text:list-item>
      </text:list>
      <text:h text:style-name="P4" text:outline-level="3"><text:span text:style-name="Strong_20_Emphasis"><text:span text:style-name="T5">Previous Professional Experience</text:span></text:span><text:span text:style-name="T5"/></text:h>
      <text:p text:style-name="P11"><text:span text:style-name="Strong_20_Emphasis"><text:span text:style-name="T2">Office Administrator &amp; Customer Support </text:span></text:span><text:span text:style-name="Strong_20_Emphasis"><text:span text:style-name="T6">| Braddon &amp; Snow Solicitors | 2013-2019</text:span></text:span></text:p>
      <text:list text:style-name="WW8Num4">
        <text:list-item>
          <text:p text:style-name="P12" loext:marker-style-name="T2"><text:span text:style-name="T2">Delivered </text:span><text:span text:style-name="Strong_20_Emphasis"><text:span text:style-name="T6">customer support</text:span></text:span><text:span text:style-name="T6"> </text:span><text:span text:style-name="T2">via phone, email, and in-person, ensuring timely issue resolution. </text:span></text:p>
        </text:list-item>
        <text:list-item>
          <text:p text:style-name="P13" loext:marker-style-name="T2"><text:span text:style-name="T2">Provided</text:span><text:span text:style-name="Strong_20_Emphasis"><text:span text:style-name="T2"> </text:span></text:span><text:span text:style-name="Strong_20_Emphasis"><text:span text:style-name="T6">IT support</text:span></text:span><text:span text:style-name="T6"> </text:span><text:span text:style-name="T2">for office devices and colleagues, troubleshooting minor hardware and software issues. </text:span></text:p>
        </text:list-item>
        <text:list-item>
          <text:p text:style-name="P14" loext:marker-style-name="T2">Streamlined repetitive tasks, such as contract creation, by creating macros. <text:span text:style-name="T2"/></text:p>
        </text:list-item>
      </text:list>
      <text:p text:style-name="P15"/>
      <text:p text:style-name="P11"><text:span text:style-name="Strong_20_Emphasis"><text:span text:style-name="T2">Culinary Chef</text:span></text:span><text:span text:style-name="Strong_20_Emphasis"><text:span text:style-name="T6"> | Rose’s Restaurant | 2020-2024</text:span></text:span></text:p>
      <text:list text:style-name="WW8Num5">
        <text:list-item>
          <text:p text:style-name="P16" loext:marker-style-name="T2">Managed high-pressure kitchen operations, worked within a team to deliver consistent quality.<text:span text:style-name="T2"/></text:p>
        </text:list-item>
        <text:list-item>
          <text:p text:style-name="P17" loext:marker-style-name="T5">Developed strong time management, multitasking, and communication skills.<text:span text:style-name="T5"/></text:p>
        </text:list-item>
      </text:list>
      <text:h text:style-name="P8" text:outline-level="3"><text:span text:style-name="Strong_20_Emphasis"><text:span text:style-name="T5">Interests &amp; Hobbies</text:span></text:span><text:span text:style-name="T5"/></text:h>
      <text:list text:style-name="WW8Num6">
        <text:list-item>
          <text:p text:style-name="P18" loext:marker-style-name="T2"><text:span text:style-name="Strong_20_Emphasis"><text:span text:style-name="T2">Networking &amp; Virtualisation:</text:span></text:span><text:span text:style-name="T2"> Experimenting with</text:span><text:span text:style-name="T6"> </text:span><text:span text:style-name="Strong_20_Emphasis"><text:span text:style-name="T6">homelab virtualised setups</text:span></text:span><text:span text:style-name="T6"> </text:span><text:span text:style-name="T2">(Proxmox, Windows Server, pfSense, Jellyfin, Plex, VM’s) </text:span></text:p>
        </text:list-item>
        <text:list-item>
          <text:p text:style-name="P18" loext:marker-style-name="T5"><text:span text:style-name="Strong_20_Emphasis"><text:span text:style-name="T2">PC Gaming &amp; Hardware:</text:span></text:span><text:span text:style-name="T2"> Building and optimizing custom </text:span><text:span text:style-name="Strong_20_Emphasis"><text:span text:style-name="T6">PC systems to run new games at highest settings.</text:span></text:span><text:span text:style-name="T6"> </text:span></text:p>
        </text:list-item>
        <text:list-item>
          <text:p text:style-name="P18" loext:marker-style-name="T2"><text:span text:style-name="T5">Website Creation:</text:span><text:span text:style-name="T6"> Foundational knowledge of HTML5, CSS, JS, SQL.</text:span></text:p>
        </text:list-item>
        <text:list-item>
          <text:p text:style-name="P19" loext:marker-style-name="T1"><text:span text:style-name="Strong_20_Emphasis"><text:span text:style-name="T2">Continuous Learning:</text:span></text:span><text:span text:style-name="T2"> Exploring </text:span><text:span text:style-name="Strong_20_Emphasis"><text:span text:style-name="T6">automation, network security, cloud, and AI.</text:span></text:span></text:p>
        </text:list-item>
      </text:list>
      <text:p text:style-name="P20"><text:span text:style-name="Strong_20_Emphasis"><text:span text:style-name="T1">Technical Skills</text:span></text:span><text:span text:style-name="T8"/></text:p>
      <text:p text:style-name="P20"><text:span text:style-name="T6">Hardware and software troubleshooting, TCP/IP, DHCP, VLANs, DNS, routing and switching, Windows 11, Active Directory, Office 365, cloud computing, virtualization, VPNs, firewalls, network security, ticketing system, custom PC building, hardware maintenance, imaging, ITIL4, Azure fundamentals, ITIL4 best practices.</text:span><text:span text:style-name="T6"/></text:p>
      <text:p text:style-name="P21"/>
      <text:p text:style-name="P21">Thank you for considering my application. I hope to hear from you soon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left="0cm" fo:margin-right="0cm" fo:margin-top="0.247cm" fo:margin-bottom="0.212cm" style:contextual-spacing="false" fo:text-indent="0cm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NSimSun" style:font-family-asian="NSimSun" style:font-pitch-asian="variable" style:font-size-asian="14pt" style:font-weight-asian="bold" style:font-name-complex="Arial Unicode MS1" style:font-family-complex="'Arial Unicode MS'" style:font-family-generic-complex="swiss" style:font-pitch-complex="variable" style:font-size-complex="14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02:52.073000000</meta:creation-date>
    <dc:date>2025-04-23T14:18:55.226803300</dc:date>
    <meta:editing-cycles>17</meta:editing-cycles>
    <meta:editing-duration>PT1H11M6S</meta:editing-duration>
    <meta:document-statistic meta:table-count="0" meta:image-count="0" meta:object-count="0" meta:page-count="2" meta:paragraph-count="39" meta:word-count="460" meta:character-count="3382" meta:non-whitespace-character-count="2971"/>
    <meta:generator>LibreOffice/25.2.2.2$Windows_X86_64 LibreOffice_project/7370d4be9e3cf6031a51beef54ff3bda878e3fac</meta:generator>
  </office:meta>
</office:document-meta>
</file>